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line-height="100%"/>
      <style:text-properties style:font-name="Cantarell" fo:font-size="13pt" style:font-size-asian="13pt" style:font-size-complex="13pt"/>
    </style:style>
    <style:style style:name="P3" style:family="paragraph" style:parent-style-name="Standard" style:list-style-name="L2">
      <style:paragraph-properties fo:line-height="100%"/>
      <style:text-properties style:font-name="Cantarell" fo:font-size="13pt" style:font-size-asian="13pt" style:font-size-complex="13pt"/>
    </style:style>
    <style:style style:name="P4" style:family="paragraph" style:parent-style-name="Standard" style:list-style-name="L2">
      <style:paragraph-properties fo:line-height="100%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 style:list-style-name="L2">
      <style:paragraph-properties fo:line-height="100%"/>
      <style:text-properties style:font-name="Cantarel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3pt" fo:letter-spacing="normal" fo:font-style="normal" fo:font-weight="normal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T2">Work Report ( period 1.2.2016 to 29.2.2016) by RRU</text:span></text:p>
      <text:list xml:id="list14472701141" text:style-name="L1">
        <text:list-header>
          <text:p text:style-name="P2"/>
        </text:list-header>
      </text:list>
      <text:list xml:id="list562894114" text:style-name="L2">
        <text:list-item>
          <text:list>
            <text:list-item>
              <text:list>
                <text:list-item>
                  <text:p text:style-name="P4">Worked on Python file reading &amp; writing as well as python sub-process and sys module.</text:p>
                  <text:p text:style-name="P5"/>
                </text:list-item>
                <text:list-item>
                  <text:p text:style-name="P6">Had discussion witnh Nayak ji regarding budget and prepared it accordingly in the spreadsheet.</text:p>
                  <text:p text:style-name="P6"/>
                </text:list-item>
                <text:list-item>
                  <text:p text:style-name="P3">Worked on prof. Swarna Ghosh Astro Sat program. Wrote one program list_dir.c to check listing of directory at various machines. Conclude that it was Centos filesystem bug. </text:p>
                  <text:p text:style-name="P3"/>
                </text:list-item>
                <text:list-item>
                  <text:p text:style-name="P3">Attended the plan meeting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3-05T12:14:13</meta:creation-date>
    <dc:date>2016-03-01T14:02:20</dc:date>
    <dc:creator>teleset </dc:creator>
    <meta:editing-duration>PT1H42M58S</meta:editing-duration>
    <meta:editing-cycles>16</meta:editing-cycles>
    <meta:generator>LibreOffice/3.4$Linux LibreOffice_project/340m1$Build-602</meta:generator>
    <meta:document-statistic meta:table-count="0" meta:image-count="0" meta:object-count="0" meta:page-count="1" meta:paragraph-count="5" meta:word-count="73" meta:character-count="439" meta:non-whitespace-character-count="370"/>
  </office:meta>
</office:document-meta>
</file>